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903" officeooo:paragraph-rsid="00033903"/>
    </style:style>
    <style:style style:name="P2" style:family="paragraph" style:parent-style-name="Standard">
      <style:text-properties officeooo:rsid="00033903" officeooo:paragraph-rsid="000f1a27"/>
    </style:style>
    <style:style style:name="P3" style:family="paragraph" style:parent-style-name="Standard">
      <style:text-properties officeooo:rsid="00033903" officeooo:paragraph-rsid="0012917c"/>
    </style:style>
    <style:style style:name="P4" style:family="paragraph" style:parent-style-name="Standard">
      <style:text-properties officeooo:rsid="00033903" officeooo:paragraph-rsid="0016d91d"/>
    </style:style>
    <style:style style:name="P5" style:family="paragraph" style:parent-style-name="Standard">
      <style:text-properties officeooo:rsid="00033903" officeooo:paragraph-rsid="00196f9e"/>
    </style:style>
    <style:style style:name="P6" style:family="paragraph" style:parent-style-name="Standard">
      <style:text-properties officeooo:rsid="0005566c" officeooo:paragraph-rsid="0005566c"/>
    </style:style>
    <style:style style:name="P7" style:family="paragraph" style:parent-style-name="Standard">
      <style:text-properties officeooo:rsid="0005566c" officeooo:paragraph-rsid="000b3632"/>
    </style:style>
    <style:style style:name="P8" style:family="paragraph" style:parent-style-name="Standard">
      <style:text-properties officeooo:rsid="0005566c" officeooo:paragraph-rsid="000f1a27"/>
    </style:style>
    <style:style style:name="P9" style:family="paragraph" style:parent-style-name="Standard">
      <style:text-properties officeooo:rsid="0005566c" officeooo:paragraph-rsid="0012917c"/>
    </style:style>
    <style:style style:name="P10" style:family="paragraph" style:parent-style-name="Standard">
      <style:text-properties officeooo:rsid="0005566c" officeooo:paragraph-rsid="0016d91d"/>
    </style:style>
    <style:style style:name="P11" style:family="paragraph" style:parent-style-name="Standard">
      <style:text-properties officeooo:rsid="0005566c" officeooo:paragraph-rsid="00194796"/>
    </style:style>
    <style:style style:name="P12" style:family="paragraph" style:parent-style-name="Standard">
      <style:text-properties officeooo:rsid="0005566c" officeooo:paragraph-rsid="00196f9e"/>
    </style:style>
    <style:style style:name="P13" style:family="paragraph" style:parent-style-name="Standard">
      <style:text-properties officeooo:rsid="00061e01" officeooo:paragraph-rsid="00061e01"/>
    </style:style>
    <style:style style:name="P14" style:family="paragraph" style:parent-style-name="Standard">
      <style:text-properties officeooo:rsid="00061e01" officeooo:paragraph-rsid="000f1a27"/>
    </style:style>
    <style:style style:name="P15" style:family="paragraph" style:parent-style-name="Standard">
      <style:text-properties officeooo:rsid="00061e01" officeooo:paragraph-rsid="0012917c"/>
    </style:style>
    <style:style style:name="P16" style:family="paragraph" style:parent-style-name="Standard">
      <style:text-properties officeooo:rsid="00061e01" officeooo:paragraph-rsid="001376fc"/>
    </style:style>
    <style:style style:name="P17" style:family="paragraph" style:parent-style-name="Standard">
      <style:text-properties officeooo:rsid="00061e01" officeooo:paragraph-rsid="0016d91d"/>
    </style:style>
    <style:style style:name="P18" style:family="paragraph" style:parent-style-name="Standard">
      <style:text-properties officeooo:paragraph-rsid="00061e01"/>
    </style:style>
    <style:style style:name="P19" style:family="paragraph" style:parent-style-name="Standard">
      <style:text-properties officeooo:rsid="0007f382" officeooo:paragraph-rsid="0007f382"/>
    </style:style>
    <style:style style:name="P20" style:family="paragraph" style:parent-style-name="Standard">
      <style:text-properties officeooo:rsid="0007f382" officeooo:paragraph-rsid="000df2a0"/>
    </style:style>
    <style:style style:name="P21" style:family="paragraph" style:parent-style-name="Standard">
      <style:text-properties officeooo:rsid="0007f382" officeooo:paragraph-rsid="000f1a27"/>
    </style:style>
    <style:style style:name="P22" style:family="paragraph" style:parent-style-name="Standard">
      <style:text-properties officeooo:rsid="0007f382" officeooo:paragraph-rsid="0012917c"/>
    </style:style>
    <style:style style:name="P23" style:family="paragraph" style:parent-style-name="Standard">
      <style:text-properties officeooo:rsid="0007f382" officeooo:paragraph-rsid="0016d91d"/>
    </style:style>
    <style:style style:name="P24" style:family="paragraph" style:parent-style-name="Standard">
      <style:text-properties officeooo:rsid="000b3632" officeooo:paragraph-rsid="000b3632"/>
    </style:style>
    <style:style style:name="P25" style:family="paragraph" style:parent-style-name="Standard">
      <style:text-properties officeooo:rsid="000b3632" officeooo:paragraph-rsid="000f1a27"/>
    </style:style>
    <style:style style:name="P26" style:family="paragraph" style:parent-style-name="Standard">
      <style:text-properties officeooo:rsid="000b3632" officeooo:paragraph-rsid="0012917c"/>
    </style:style>
    <style:style style:name="P27" style:family="paragraph" style:parent-style-name="Standard">
      <style:text-properties officeooo:rsid="000b3632" officeooo:paragraph-rsid="0016d91d"/>
    </style:style>
    <style:style style:name="P28" style:family="paragraph" style:parent-style-name="Standard">
      <style:text-properties officeooo:rsid="000c5ffc" officeooo:paragraph-rsid="000c5ffc"/>
    </style:style>
    <style:style style:name="P29" style:family="paragraph" style:parent-style-name="Standard">
      <style:text-properties officeooo:rsid="000c5ffc" officeooo:paragraph-rsid="000df2a0"/>
    </style:style>
    <style:style style:name="P30" style:family="paragraph" style:parent-style-name="Standard">
      <style:text-properties officeooo:rsid="000c5ffc" officeooo:paragraph-rsid="000f1a27"/>
    </style:style>
    <style:style style:name="P31" style:family="paragraph" style:parent-style-name="Standard">
      <style:text-properties officeooo:rsid="000c5ffc" officeooo:paragraph-rsid="0012917c"/>
    </style:style>
    <style:style style:name="P32" style:family="paragraph" style:parent-style-name="Standard">
      <style:text-properties officeooo:rsid="000c5ffc" officeooo:paragraph-rsid="0016d91d"/>
    </style:style>
    <style:style style:name="P33" style:family="paragraph" style:parent-style-name="Standard">
      <style:text-properties officeooo:rsid="000df2a0" officeooo:paragraph-rsid="000df2a0"/>
    </style:style>
    <style:style style:name="P34" style:family="paragraph" style:parent-style-name="Standard">
      <style:text-properties officeooo:rsid="000df2a0" officeooo:paragraph-rsid="000f1a27"/>
    </style:style>
    <style:style style:name="P35" style:family="paragraph" style:parent-style-name="Standard">
      <style:text-properties officeooo:rsid="000df2a0" officeooo:paragraph-rsid="0012917c"/>
    </style:style>
    <style:style style:name="P36" style:family="paragraph" style:parent-style-name="Standard">
      <style:text-properties officeooo:rsid="000df2a0" officeooo:paragraph-rsid="0016d91d"/>
    </style:style>
    <style:style style:name="P37" style:family="paragraph" style:parent-style-name="Standard">
      <style:text-properties officeooo:rsid="000f1a27" officeooo:paragraph-rsid="000f1a27"/>
    </style:style>
    <style:style style:name="P38" style:family="paragraph" style:parent-style-name="Standard">
      <style:text-properties officeooo:rsid="000f1a27" officeooo:paragraph-rsid="0012917c"/>
    </style:style>
    <style:style style:name="P39" style:family="paragraph" style:parent-style-name="Standard">
      <style:text-properties officeooo:rsid="000f1a27" officeooo:paragraph-rsid="0005566c"/>
    </style:style>
    <style:style style:name="P40" style:family="paragraph" style:parent-style-name="Standard">
      <style:text-properties officeooo:paragraph-rsid="001086a5"/>
    </style:style>
    <style:style style:name="P41" style:family="paragraph" style:parent-style-name="Standard">
      <style:text-properties officeooo:rsid="00121920" officeooo:paragraph-rsid="00121920"/>
    </style:style>
    <style:style style:name="P42" style:family="paragraph" style:parent-style-name="Standard">
      <style:text-properties officeooo:rsid="00121920" officeooo:paragraph-rsid="0012917c"/>
    </style:style>
    <style:style style:name="P43" style:family="paragraph" style:parent-style-name="Standard">
      <style:text-properties officeooo:rsid="00121920" officeooo:paragraph-rsid="0016d91d"/>
    </style:style>
    <style:style style:name="P44" style:family="paragraph" style:parent-style-name="Standard">
      <style:text-properties officeooo:paragraph-rsid="0012917c"/>
    </style:style>
    <style:style style:name="P45" style:family="paragraph" style:parent-style-name="Standard">
      <style:text-properties officeooo:paragraph-rsid="001376fc"/>
    </style:style>
    <style:style style:name="P46" style:family="paragraph" style:parent-style-name="Standard">
      <style:text-properties officeooo:rsid="001376fc" officeooo:paragraph-rsid="001376fc"/>
    </style:style>
    <style:style style:name="P47" style:family="paragraph" style:parent-style-name="Standard">
      <style:text-properties officeooo:paragraph-rsid="0016d91d"/>
    </style:style>
    <style:style style:name="P48" style:family="paragraph" style:parent-style-name="Standard">
      <style:text-properties officeooo:rsid="00181e22" officeooo:paragraph-rsid="00181e22"/>
    </style:style>
    <style:style style:name="P49" style:family="paragraph" style:parent-style-name="Standard">
      <style:text-properties officeooo:rsid="00194796" officeooo:paragraph-rsid="00194796"/>
    </style:style>
    <style:style style:name="P50" style:family="paragraph" style:parent-style-name="Standard">
      <style:text-properties officeooo:rsid="00196f9e" officeooo:paragraph-rsid="00194796"/>
    </style:style>
    <style:style style:name="P51" style:family="paragraph" style:parent-style-name="Standard">
      <style:text-properties style:text-underline-style="solid" style:text-underline-width="auto" style:text-underline-color="font-color" officeooo:rsid="00194796" officeooo:paragraph-rsid="00194796"/>
    </style:style>
    <style:style style:name="P52" style:family="paragraph" style:parent-style-name="Standard">
      <style:text-properties style:text-underline-style="solid" style:text-underline-width="auto" style:text-underline-color="font-color" officeooo:rsid="0005566c" officeooo:paragraph-rsid="00196f9e"/>
    </style:style>
    <style:style style:name="P53" style:family="paragraph" style:parent-style-name="Standard">
      <style:text-properties style:text-underline-style="solid" style:text-underline-width="auto" style:text-underline-color="font-color" officeooo:rsid="00061e01" officeooo:paragraph-rsid="00196f9e"/>
    </style:style>
    <style:style style:name="P54" style:family="paragraph" style:parent-style-name="Standard">
      <style:text-properties style:text-underline-style="solid" style:text-underline-width="auto" style:text-underline-color="font-color" officeooo:rsid="000b3632" officeooo:paragraph-rsid="001a90b8"/>
    </style:style>
    <style:style style:name="P55" style:family="paragraph" style:parent-style-name="Standard">
      <style:text-properties style:text-underline-style="solid" style:text-underline-width="auto" style:text-underline-color="font-color" officeooo:rsid="000c5ffc" officeooo:paragraph-rsid="001b245b"/>
    </style:style>
    <style:style style:name="P56" style:family="paragraph" style:parent-style-name="Standard">
      <style:text-properties style:text-underline-style="solid" style:text-underline-width="auto" style:text-underline-color="font-color" fo:font-weight="normal" officeooo:rsid="000b3632" officeooo:paragraph-rsid="001a90b8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0b3632" officeooo:paragraph-rsid="001b245b" style:font-weight-asian="normal" style:font-weight-complex="normal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1376fc" officeooo:paragraph-rsid="00196f9e" style:font-weight-asian="normal" style:font-weight-complex="normal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officeooo:rsid="00061e01" officeooo:paragraph-rsid="00196f9e" style:font-weight-asian="normal" style:font-weight-complex="normal"/>
    </style:style>
    <style:style style:name="P60" style:family="paragraph" style:parent-style-name="Standard">
      <style:text-properties style:text-underline-style="solid" style:text-underline-width="auto" style:text-underline-color="font-color" fo:font-weight="bold" officeooo:rsid="00194796" officeooo:paragraph-rsid="00194796" style:font-weight-asian="bold" style:font-weight-complex="bold"/>
    </style:style>
    <style:style style:name="P61" style:family="paragraph" style:parent-style-name="Standard">
      <style:text-properties style:text-underline-style="solid" style:text-underline-width="auto" style:text-underline-color="font-color" fo:font-weight="bold" officeooo:rsid="0005566c" officeooo:paragraph-rsid="00196f9e" style:font-weight-asian="bold" style:font-weight-complex="bold"/>
    </style:style>
    <style:style style:name="P62" style:family="paragraph" style:parent-style-name="Standard">
      <style:text-properties style:text-underline-style="solid" style:text-underline-width="auto" style:text-underline-color="font-color" fo:font-weight="bold" officeooo:rsid="000b3632" officeooo:paragraph-rsid="001a90b8" style:font-weight-asian="bold" style:font-weight-complex="bold"/>
    </style:style>
    <style:style style:name="P63" style:family="paragraph" style:parent-style-name="Standard">
      <style:text-properties style:text-underline-style="solid" style:text-underline-width="auto" style:text-underline-color="font-color" fo:font-weight="bold" officeooo:rsid="000c5ffc" officeooo:paragraph-rsid="001b245b" style:font-weight-asian="bold" style:font-weight-complex="bold"/>
    </style:style>
    <style:style style:name="P64" style:family="paragraph" style:parent-style-name="Standard">
      <style:text-properties style:text-underline-style="solid" style:text-underline-width="auto" style:text-underline-color="font-color" fo:font-weight="bold" officeooo:rsid="000df2a0" officeooo:paragraph-rsid="001b245b" style:font-weight-asian="bold" style:font-weight-complex="bold"/>
    </style:style>
    <style:style style:name="P65" style:family="paragraph" style:parent-style-name="Standard">
      <style:text-properties fo:font-weight="normal" officeooo:rsid="000b3632" officeooo:paragraph-rsid="001a90b8" style:font-weight-asian="normal" style:font-weight-complex="normal"/>
    </style:style>
    <style:style style:name="P66" style:family="paragraph" style:parent-style-name="Standard">
      <style:text-properties fo:font-weight="normal" officeooo:rsid="0005566c" officeooo:paragraph-rsid="001b245b" style:font-weight-asian="normal" style:font-weight-complex="normal"/>
    </style:style>
    <style:style style:name="P67" style:family="paragraph" style:parent-style-name="Standard">
      <style:text-properties fo:font-weight="normal" officeooo:rsid="0005566c" officeooo:paragraph-rsid="001a90b8" style:font-weight-asian="normal" style:font-weight-complex="normal"/>
    </style:style>
    <style:style style:name="P68" style:family="paragraph" style:parent-style-name="Standard">
      <style:text-properties fo:font-weight="normal" officeooo:rsid="0007f382" officeooo:paragraph-rsid="001b245b" style:font-weight-asian="normal" style:font-weight-complex="normal"/>
    </style:style>
    <style:style style:name="P69" style:family="paragraph" style:parent-style-name="Standard">
      <style:text-properties fo:font-weight="normal" officeooo:paragraph-rsid="00196f9e" style:font-weight-asian="normal" style:font-weight-complex="normal"/>
    </style:style>
    <style:style style:name="P70" style:family="paragraph" style:parent-style-name="Standard">
      <style:text-properties fo:font-weight="normal" officeooo:rsid="00061e01" officeooo:paragraph-rsid="00196f9e" style:font-weight-asian="normal" style:font-weight-complex="normal"/>
    </style:style>
    <style:style style:name="P71" style:family="paragraph" style:parent-style-name="Standard">
      <style:text-properties fo:font-weight="normal" officeooo:rsid="00194796" officeooo:paragraph-rsid="00194796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0c5ffc" officeooo:paragraph-rsid="001b245b" style:font-weight-asian="normal" style:font-weight-complex="normal"/>
    </style:style>
    <style:style style:name="P73" style:family="paragraph" style:parent-style-name="Standard">
      <style:text-properties style:text-underline-style="none" officeooo:rsid="0005566c" officeooo:paragraph-rsid="00196f9e"/>
    </style:style>
    <style:style style:name="T1" style:family="text">
      <style:text-properties officeooo:rsid="00033903"/>
    </style:style>
    <style:style style:name="T2" style:family="text">
      <style:text-properties officeooo:rsid="00061e01"/>
    </style:style>
    <style:style style:name="T3" style:family="text">
      <style:text-properties fo:font-variant="normal" fo:text-transform="none" fo:color="#000000" style:font-name="Helvetica Neue" fo:font-size="9pt" fo:letter-spacing="normal" fo:font-style="normal"/>
    </style:style>
    <style:style style:name="T4" style:family="text">
      <style:text-properties fo:font-variant="normal" fo:text-transform="none" fo:color="#000000" style:font-name="Helvetica Neue" fo:font-size="9pt" fo:letter-spacing="normal" fo:font-style="normal" fo:font-weight="bold"/>
    </style:style>
    <style:style style:name="T5" style:family="text">
      <style:text-properties fo:font-variant="normal" fo:text-transform="none" fo:color="#000000" style:font-name="Helvetica Neue" fo:font-size="9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Helvetica Neue" fo:font-size="9pt" fo:letter-spacing="normal" fo:font-style="normal" fo:font-weight="bold" officeooo:rsid="00061e01" style:font-weight-asian="bold" style:font-weight-complex="bold"/>
    </style:style>
    <style:style style:name="T7" style:family="text">
      <style:text-properties fo:font-variant="normal" fo:text-transform="none" fo:color="#000000" style:font-name="Helvetica Neue" fo:font-size="9pt" fo:letter-spacing="normal" fo:font-style="normal" fo:font-weight="bold" officeooo:rsid="000df2a0" style:font-weight-asian="bold" style:font-weight-complex="bold"/>
    </style:style>
    <style:style style:name="T8" style:family="text">
      <style:text-properties fo:font-variant="normal" fo:text-transform="none" fo:color="#000000" style:font-name="Helvetica Neue" fo:font-size="9pt" fo:letter-spacing="normal" fo:font-style="normal" fo:font-weight="bold" officeooo:rsid="0012917c" style:font-weight-asian="bold" style:font-weight-complex="bold"/>
    </style:style>
    <style:style style:name="T9" style:family="text">
      <style:text-properties fo:font-variant="normal" fo:text-transform="none" fo:color="#000000" style:font-name="Helvetica Neue" fo:font-size="9pt" fo:letter-spacing="normal" fo:font-style="normal" fo:font-weight="bold" officeooo:rsid="001376fc" style:font-weight-asian="bold" style:font-weight-complex="bold"/>
    </style:style>
    <style:style style:name="T10" style:family="text">
      <style:text-properties fo:font-variant="normal" fo:text-transform="none" fo:color="#000000" style:font-name="Helvetica Neue" fo:font-size="9pt" fo:letter-spacing="normal" fo:font-style="normal" fo:font-weight="bold" officeooo:rsid="0016d91d" style:font-weight-asian="bold" style:font-weight-complex="bold"/>
    </style:style>
    <style:style style:name="T11" style:family="text">
      <style:text-properties fo:font-variant="normal" fo:text-transform="none" fo:color="#000000" style:font-name="Helvetica Neue" fo:font-size="9pt" fo:letter-spacing="normal" fo:font-style="normal" fo:font-weight="bold" officeooo:rsid="001b245b" style:font-weight-asian="bold" style:font-weight-complex="bold"/>
    </style:style>
    <style:style style:name="T12" style:family="text">
      <style:text-properties fo:font-variant="normal" fo:text-transform="none" fo:color="#000000" style:font-name="Helvetica Neue" fo:font-size="9pt" fo:letter-spacing="normal" fo:font-style="normal" officeooo:rsid="001b245b"/>
    </style:style>
    <style:style style:name="T13" style:family="text">
      <style:text-properties fo:font-variant="normal" fo:text-transform="none" fo:color="#000000" style:font-name="Helvetica Neue" fo:font-size="9pt" fo:letter-spacing="normal" fo:font-style="normal" style:text-underline-style="none"/>
    </style:style>
    <style:style style:name="T14" style:family="text">
      <style:text-properties fo:font-variant="normal" fo:text-transform="none" fo:color="#000000" style:font-name="Helvetica Neue" fo:font-size="9pt" fo:letter-spacing="normal" fo:font-style="normal" style:text-underline-style="none" officeooo:rsid="001b245b"/>
    </style:style>
    <style:style style:name="T15" style:family="text">
      <style:text-properties fo:font-variant="normal" fo:text-transform="none" fo:color="#000000" style:font-name="Helvetica Neue" fo:font-size="9pt" fo:letter-spacing="normal" fo:font-style="normal" style:text-underline-style="none" fo:font-weight="bold" style:font-weight-asian="bold" style:font-weight-complex="bold"/>
    </style:style>
    <style:style style:name="T16" style:family="text">
      <style:text-properties fo:font-variant="normal" fo:text-transform="none" fo:color="#000000" style:font-name="Helvetica Neue" fo:font-size="9pt" fo:letter-spacing="normal" fo:font-style="normal" officeooo:rsid="000df2a0"/>
    </style:style>
    <style:style style:name="T17" style:family="text">
      <style:text-properties fo:font-variant="normal" fo:text-transform="none" fo:color="#000000" style:font-name="Helvetica Neue" fo:font-size="9pt" fo:letter-spacing="normal" fo:font-style="normal" officeooo:rsid="00061e01"/>
    </style:style>
    <style:style style:name="T18" style:family="text">
      <style:text-properties fo:font-variant="normal" fo:text-transform="none" fo:color="#000000" style:font-name="Helvetica Neue" fo:font-size="9pt" fo:letter-spacing="normal" fo:font-style="normal" officeooo:rsid="001376fc"/>
    </style:style>
    <style:style style:name="T19" style:family="text">
      <style:text-properties fo:font-variant="normal" fo:text-transform="none" fo:color="#000000" style:font-name="monospace" fo:font-size="10.5pt" fo:letter-spacing="normal" fo:font-style="normal"/>
    </style:style>
    <style:style style:name="T20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21" style:family="text">
      <style:text-properties fo:font-variant="normal" fo:text-transform="none" fo:color="#000000" style:font-name="monospace" fo:font-size="10.5pt" fo:letter-spacing="normal" fo:font-style="normal" fo:font-weight="normal" officeooo:rsid="00181e2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61e01" style:font-weight-asian="bold" style:font-weight-complex="bold"/>
    </style:style>
    <style:style style:name="T24" style:family="text">
      <style:text-properties fo:font-weight="bold" officeooo:rsid="001086a5" style:font-weight-asian="bold" style:font-weight-complex="bold"/>
    </style:style>
    <style:style style:name="T25" style:family="text">
      <style:text-properties fo:font-weight="bold" officeooo:rsid="001376fc" style:font-weight-asian="bold" style:font-weight-complex="bold"/>
    </style:style>
    <style:style style:name="T26" style:family="text">
      <style:text-properties officeooo:rsid="00097d16"/>
    </style:style>
    <style:style style:name="T27" style:family="text">
      <style:text-properties officeooo:rsid="001086a5"/>
    </style:style>
    <style:style style:name="T28" style:family="text">
      <style:text-properties officeooo:rsid="001376fc"/>
    </style:style>
    <style:style style:name="T29" style:family="text">
      <style:text-properties officeooo:rsid="001571e2"/>
    </style:style>
    <style:style style:name="T30" style:family="text">
      <style:text-properties officeooo:rsid="00196f9e"/>
    </style:style>
    <style:style style:name="T31" style:family="text">
      <style:text-properties fo:font-weight="normal" officeooo:rsid="00061e0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Accuracy</text:p>
      <text:p text:style-name="P51"/>
      <text:p text:style-name="P11"><text:span text:style-name="T30">for table:</text:span>CustomerDemographic</text:p>
      <text:p text:style-name="P11"/>
      <text:p text:style-name="P49"><text:span text:style-name="T1">gender data is not </text:span>consistant<text:span text:style-name="T1"> ,</text:span><text:span text:style-name="T20">'F', 'Male', 'Female', 'U', 'Femal', 'M'</text:span></text:p>
      <text:p text:style-name="P71"><text:span text:style-name="T19">Mitigation: Use regular expression to replaced extended values into abbreviations to ensure consistency across addresses </text:span></text:p>
      <text:p text:style-name="P71">Recommendation: Enforce a drop-down list for the user entering the data rather than a free text field </text:p>
      <text:p text:style-name="P50"/>
      <text:p text:style-name="P61">completeness:</text:p>
      <text:p text:style-name="P52"/>
      <text:p text:style-name="P52">For table : Transactions</text:p>
      <text:p text:style-name="P12"/>
      <text:p text:style-name="P12"><text:s/><text:span text:style-name="T31">there are some missing values:</text:span></text:p>
      <text:p text:style-name="P70">1)online_order , 360 records are missing</text:p>
      <text:p text:style-name="P69"><text:span text:style-name="T2">2)</text:span><text:span text:style-name="T3">product_first_sold_date</text:span> ,<text:span text:style-name="T2">197 records are missing</text:span></text:p>
      <text:p text:style-name="P69"><text:span text:style-name="T2">3)</text:span><text:span text:style-name="T3">standard_cost</text:span> ,<text:span text:style-name="T2">197 records are missing</text:span></text:p>
      <text:p text:style-name="P69"><text:span text:style-name="T2">4)</text:span><text:span text:style-name="T3">product_size</text:span> ,<text:span text:style-name="T2">197 records are missing</text:span></text:p>
      <text:p text:style-name="P69"><text:span text:style-name="T2">5)</text:span><text:span text:style-name="T3">product_</text:span><text:span text:style-name="T17">line,197 records are missing</text:span></text:p>
      <text:p text:style-name="P69"><text:span text:style-name="T17">6)</text:span><text:span text:style-name="T3">product_</text:span><text:span text:style-name="T17">class,197 records are missing</text:span></text:p>
      <text:p text:style-name="P70"><text:span text:style-name="T3">7)brand,197 records are missing</text:span></text:p>
      <text:p text:style-name="P59"><text:span text:style-name="T3"/></text:p>
      <text:p text:style-name="P52">For table : NewCustomerList</text:p>
      <text:p text:style-name="P12"/>
      <text:p text:style-name="P12"><text:s/><text:span text:style-name="T31">there are some missing values:</text:span></text:p>
      <text:p text:style-name="P69"><text:span text:style-name="T2">1)j</text:span><text:span text:style-name="T3">ob_industry_category</text:span> <text:span text:style-name="T2">, 165 records are missing</text:span></text:p>
      <text:p text:style-name="P69"><text:span text:style-name="T2">2)</text:span><text:span text:style-name="T3">job_title </text:span><text:s/>,<text:span text:style-name="T2">106records are missing</text:span></text:p>
      <text:p text:style-name="P69"><text:span text:style-name="T2">3)</text:span><text:span text:style-name="T3">last_name </text:span><text:s/>,<text:span text:style-name="T27">29 records are missing</text:span></text:p>
      <text:p text:style-name="P69"><text:span text:style-name="T2">4)</text:span><text:span text:style-name="T17">DOB </text:span><text:s/>,<text:span text:style-name="T2">17 records are missing</text:span></text:p>
      <text:p text:style-name="P53"><text:span text:style-name="T6"/></text:p>
      <text:p text:style-name="P52"/>
      <text:p text:style-name="P52">For table : CustomerDemographic</text:p>
      <text:p text:style-name="P5"/>
      <text:p text:style-name="P12"><text:s/><text:span text:style-name="T2">there are some missing values:</text:span></text:p>
      <text:p text:style-name="P69"><text:span text:style-name="T2">1)j</text:span><text:span text:style-name="T3">ob_industry_category</text:span> <text:span text:style-name="T2">, 656 records are missing</text:span></text:p>
      <text:p text:style-name="P69"><text:span text:style-name="T2">2)</text:span><text:span text:style-name="T3">job_title </text:span><text:s/>,<text:span text:style-name="T28">506records are missing</text:span></text:p>
      <text:p text:style-name="P69"><text:span text:style-name="T2">3)</text:span><text:span text:style-name="T3">last_name </text:span><text:s/>,<text:span text:style-name="T28">125 records are missing</text:span></text:p>
      <text:p text:style-name="P69"><text:span text:style-name="T2">4)</text:span><text:span text:style-name="T17">DOB </text:span><text:s/>,<text:span text:style-name="T28">77 records are missing</text:span></text:p>
      <text:p text:style-name="P69"><text:span text:style-name="T18">5)tenure </text:span><text:span text:style-name="T2"><text:s/>,87records are missing</text:span></text:p>
      <text:p text:style-name="P58"><text:span text:style-name="T3">6)default</text:span><text:span text:style-name="T17"> ,</text:span><text:span text:style-name="T3">302records are missing</text:span></text:p>
      <text:p text:style-name="P52"/>
      <text:p text:style-name="P73">Mitigation: If only a small number of rows are empty, filter out the record entirely from the training set for prediction. Else, if it is a core field, impute based on distribution in the training dataset. For key datasets, such as transactions, less than 1% of transactions (totalling less than 0.1% of revenue) have missing fields. These records have been removed from the training dataset. </text:p>
      <text:p text:style-name="P73"/>
      <text:p text:style-name="P52"/>
      <text:p text:style-name="P52"/>
      <text:p text:style-name="P52"/>
      <text:p text:style-name="P52"/>
      <text:p text:style-name="P52"><text:soft-page-break/></text:p>
      <text:p text:style-name="P62"><text:span text:style-name="T3">Consistency:</text:span></text:p>
      <text:p text:style-name="P56"><text:span text:style-name="T3"/></text:p>
      <text:p text:style-name="P67"><text:span text:style-name="T3">For table : Transactions</text:span></text:p>
      <text:p text:style-name="P65"><text:span text:style-name="T3">the value of customer id such as 3500,5034 is not present in other tables.</text:span></text:p>
      <text:p text:style-name="P65"><text:span text:style-name="T3">Mitigation: Please ensure that all tables are from the same period. Only customers in the Customer Master list will be used as a training set for our model. </text:span></text:p>
      <text:p text:style-name="P54"><text:span text:style-name="T5"/></text:p>
      <text:p text:style-name="P52"/>
      <text:p text:style-name="P63"><text:span text:style-name="T3">Currency: </text:span></text:p>
      <text:p text:style-name="P72"><text:span text:style-name="T3">data is old and not current</text:span></text:p>
      <text:p text:style-name="P55"><text:span text:style-name="T5"/></text:p>
      <text:p text:style-name="P57"><text:span text:style-name="T13">Mitigation: Please ensure that all tables are from the same period. Only customers in the Customer Master list will be used as a training set for our model. </text:span><text:span text:style-name="T14">And also ensure that the data is up to date so that the model can be trained with minimum error</text:span></text:p>
      <text:p text:style-name="P52"/>
      <text:p text:style-name="P52"/>
      <text:p text:style-name="P6"/>
      <text:p text:style-name="P64"><text:span text:style-name="T3">validity:</text:span></text:p>
      <text:p text:style-name="P66"><text:span text:style-name="T3">For table : Transactions</text:span></text:p>
      <text:p text:style-name="P68"><text:span text:style-name="T12">p</text:span><text:span text:style-name="T3">roduct_first_sold_date , does not have date format. </text:span><text:span text:style-name="T16">Hence not usable</text:span></text:p>
      <text:p text:style-name="P6"/>
      <text:p text:style-name="P57"><text:span text:style-name="T13">Mitigation:</text:span><text:span text:style-name="T14">either change the column name or the data.</text:span></text:p>
      <text:p text:style-name="P6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2:08:06.458000000</meta:creation-date>
    <dc:date>2020-06-18T01:14:55.668000000</dc:date>
    <meta:editing-duration>PT7H23M55S</meta:editing-duration>
    <meta:editing-cycles>5</meta:editing-cycles>
    <meta:generator>Trio_Office/6.2.8.2$Windows_x86 LibreOffice_project/</meta:generator>
    <meta:document-statistic meta:table-count="0" meta:image-count="0" meta:object-count="0" meta:page-count="2" meta:paragraph-count="41" meta:word-count="345" meta:character-count="2268" meta:non-whitespace-character-count="1949"/>
  </office:meta>
</office:document-meta>
</file>